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4a4e86" officeooo:paragraph-rsid="004a4e86"/>
    </style:style>
    <style:style style:name="P2" style:family="paragraph" style:parent-style-name="Standard">
      <style:paragraph-properties fo:text-align="center" style:justify-single-word="false"/>
      <style:text-properties fo:font-size="24pt" fo:font-weight="bold" officeooo:rsid="001570fe" officeooo:paragraph-rsid="001570fe" style:font-size-asian="24pt" style:font-weight-asian="bold" style:font-size-complex="24pt" style:font-weight-complex="bold"/>
    </style:style>
    <style:style style:name="P3" style:family="paragraph" style:parent-style-name="Standard">
      <style:paragraph-properties fo:text-align="end" style:justify-single-word="false"/>
      <style:text-properties fo:font-size="12pt" fo:font-weight="normal" officeooo:rsid="001570fe" officeooo:paragraph-rsid="001570f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7c501" officeooo:paragraph-rsid="001570f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officeooo:paragraph-rsid="001570fe"/>
    </style:style>
    <style:style style:name="P6" style:family="paragraph" style:parent-style-name="Standard">
      <style:paragraph-properties fo:text-align="start" style:justify-single-word="false"/>
      <style:text-properties officeooo:rsid="001a203f" officeooo:paragraph-rsid="001a203f"/>
    </style:style>
    <style:style style:name="P7" style:family="paragraph" style:parent-style-name="Standard">
      <style:paragraph-properties fo:text-align="start" style:justify-single-word="false"/>
      <style:text-properties officeooo:rsid="002ab26e" officeooo:paragraph-rsid="002ab26e"/>
    </style:style>
    <style:style style:name="P8" style:family="paragraph" style:parent-style-name="Standard">
      <style:paragraph-properties fo:text-align="start" style:justify-single-word="false"/>
      <style:text-properties officeooo:rsid="00366d88" officeooo:paragraph-rsid="00366d88"/>
    </style:style>
    <style:style style:name="P9" style:family="paragraph" style:parent-style-name="Standard">
      <style:paragraph-properties fo:text-align="start" style:justify-single-word="false"/>
      <style:text-properties style:text-line-through-style="none" style:text-line-through-type="none" fo:font-size="12pt" fo:font-weight="normal" officeooo:rsid="0033c0d0" officeooo:paragraph-rsid="0033c0d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fo:font-size="12pt" fo:font-weight="normal" officeooo:rsid="0045e424" officeooo:paragraph-rsid="00366d8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fo:font-size="12pt" fo:font-weight="normal" officeooo:rsid="0045e424" officeooo:paragraph-rsid="006be12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fo:font-size="12pt" fo:font-weight="normal" officeooo:rsid="006141ef" officeooo:paragraph-rsid="006141e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fo:font-size="12pt" fo:font-weight="normal" officeooo:rsid="006482a4" officeooo:paragraph-rsid="006482a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text-line-through-style="none" style:text-line-through-type="none" fo:font-size="12pt" fo:font-weight="normal" officeooo:rsid="00672869" officeooo:paragraph-rsid="0067286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text-line-through-style="none" style:text-line-through-type="none" fo:font-size="12pt" fo:font-weight="normal" officeooo:rsid="006cbfae" officeooo:paragraph-rsid="006cbf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text-line-through-style="none" style:text-line-through-type="none" fo:font-size="12pt" fo:font-weight="normal" officeooo:rsid="00724344" officeooo:paragraph-rsid="0072434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text-line-through-style="none" style:text-line-through-type="none" fo:font-size="12pt" fo:font-weight="normal" officeooo:rsid="0073bdfe" officeooo:paragraph-rsid="0073bdf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text-line-through-style="none" style:text-line-through-type="none" fo:font-size="12pt" fo:font-weight="normal" officeooo:rsid="0073bdfe" officeooo:paragraph-rsid="00754ec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text-line-through-style="none" style:text-line-through-type="none" fo:font-size="16pt" fo:font-weight="bold" officeooo:rsid="006482a4" officeooo:paragraph-rsid="006482a4" style:font-size-asian="14pt" style:font-weight-asian="bold" style:font-size-complex="16pt" style:font-weight-complex="bold"/>
    </style:style>
    <style:style style:name="P20" style:family="paragraph" style:parent-style-name="Standard">
      <style:paragraph-properties fo:text-align="start" style:justify-single-word="false"/>
      <style:text-properties style:text-line-through-style="none" style:text-line-through-type="none" fo:font-size="16pt" fo:font-weight="bold" officeooo:rsid="006e211c" officeooo:paragraph-rsid="006e211c" style:font-size-asian="14pt" style:font-weight-asian="bold" style:font-size-complex="16pt" style:font-weight-complex="bold"/>
    </style:style>
    <style:style style:name="P21" style:family="paragraph" style:parent-style-name="Standard">
      <style:paragraph-properties fo:text-align="start" style:justify-single-word="false"/>
      <style:text-properties officeooo:rsid="004e6c92" officeooo:paragraph-rsid="00515ad4"/>
    </style:style>
    <style:style style:name="P22" style:family="paragraph" style:parent-style-name="Standard">
      <style:paragraph-properties fo:text-align="start" style:justify-single-word="false"/>
      <style:text-properties officeooo:rsid="0052fc51" officeooo:paragraph-rsid="0052fc51"/>
    </style:style>
    <style:style style:name="P23" style:family="paragraph" style:parent-style-name="Standard">
      <style:paragraph-properties fo:text-align="start" style:justify-single-word="false"/>
      <style:text-properties fo:font-size="16pt" officeooo:rsid="00633d77" officeooo:paragraph-rsid="00633d77" style:font-size-asian="14pt" style:font-size-complex="16pt"/>
    </style:style>
    <style:style style:name="P24" style:family="paragraph" style:parent-style-name="Standard" style:list-style-name="L1">
      <style:paragraph-properties fo:text-align="start" style:justify-single-word="false"/>
      <style:text-properties fo:font-size="12pt" fo:font-weight="normal" officeooo:rsid="0017c501" officeooo:paragraph-rsid="0017c501"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text-line-through-style="none" style:text-line-through-type="none" fo:font-size="12pt" fo:font-weight="normal" officeooo:rsid="0073bdfe" officeooo:paragraph-rsid="0073bdfe" style:font-size-asian="10.5pt" style:font-weight-asian="normal" style:font-size-complex="12pt" style:font-weight-complex="normal"/>
    </style:style>
    <style:style style:name="T1" style:family="text">
      <style:text-properties fo:font-size="12pt" fo:font-weight="bold" officeooo:rsid="001570fe"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fo:font-size="12pt" fo:font-weight="normal" officeooo:rsid="00470cbb" style:font-size-asian="10.5pt" style:font-weight-asian="normal" style:font-size-complex="12pt" style:font-weight-complex="normal"/>
    </style:style>
    <style:style style:name="T12" style:family="text">
      <style:text-properties fo:font-size="12pt" fo:font-weight="normal" officeooo:rsid="0073bdfe" style:font-size-asian="10.5pt" style:font-weight-asian="normal" style:font-size-complex="12pt" style:font-weight-complex="normal"/>
    </style:style>
    <style:style style:name="T13" style:family="text">
      <style:text-properties style:text-line-through-style="none" style:text-line-through-type="none" fo:font-size="12pt" fo:font-weight="normal" style:font-size-asian="10.5pt" style:font-weight-asian="normal" style:font-size-complex="12pt" style:font-weight-complex="normal"/>
    </style:style>
    <style:style style:name="T14"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15"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16"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17"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18"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19"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20"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21" style:family="text">
      <style:text-properties style:text-line-through-style="none" style:text-line-through-type="none" fo:font-size="12pt" fo:font-weight="normal" officeooo:rsid="003bfd05" style:font-size-asian="10.5pt" style:font-weight-asian="normal" style:font-size-complex="12pt" style:font-weight-complex="normal"/>
    </style:style>
    <style:style style:name="T22" style:family="text">
      <style:text-properties style:text-line-through-style="none" style:text-line-through-type="none" fo:font-size="12pt" fo:font-weight="normal" officeooo:rsid="003c8dfc" style:font-size-asian="10.5pt" style:font-weight-asian="normal" style:font-size-complex="12pt" style:font-weight-complex="normal"/>
    </style:style>
    <style:style style:name="T23"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24"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25"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26" style:family="text">
      <style:text-properties style:text-line-through-style="none" style:text-line-through-type="none" fo:font-size="12pt" fo:font-weight="normal" officeooo:rsid="0042404d" style:font-size-asian="10.5pt" style:font-weight-asian="normal" style:font-size-complex="12pt" style:font-weight-complex="normal"/>
    </style:style>
    <style:style style:name="T27" style:family="text">
      <style:text-properties style:text-line-through-style="none" style:text-line-through-type="none" fo:font-size="12pt" fo:font-weight="normal" officeooo:rsid="00442939" style:font-size-asian="10.5pt" style:font-weight-asian="normal" style:font-size-complex="12pt" style:font-weight-complex="normal"/>
    </style:style>
    <style:style style:name="T28" style:family="text">
      <style:text-properties style:text-line-through-style="none" style:text-line-through-type="none" fo:font-size="12pt" fo:font-weight="normal" officeooo:rsid="00442a39" style:font-size-asian="10.5pt" style:font-weight-asian="normal" style:font-size-complex="12pt" style:font-weight-complex="normal"/>
    </style:style>
    <style:style style:name="T29" style:family="text">
      <style:text-properties style:text-line-through-style="none" style:text-line-through-type="none" fo:font-size="12pt" fo:font-weight="normal" officeooo:rsid="004441db" style:font-size-asian="10.5pt" style:font-weight-asian="normal" style:font-size-complex="12pt" style:font-weight-complex="normal"/>
    </style:style>
    <style:style style:name="T30" style:family="text">
      <style:text-properties style:text-line-through-style="none" style:text-line-through-type="none" fo:font-size="12pt" fo:font-weight="normal" officeooo:rsid="00444f76" style:font-size-asian="10.5pt" style:font-weight-asian="normal" style:font-size-complex="12pt" style:font-weight-complex="normal"/>
    </style:style>
    <style:style style:name="T31" style:family="text">
      <style:text-properties style:text-line-through-style="none" style:text-line-through-type="none" fo:font-size="12pt" fo:font-weight="normal" officeooo:rsid="00461309" style:font-size-asian="10.5pt" style:font-weight-asian="normal" style:font-size-complex="12pt" style:font-weight-complex="normal"/>
    </style:style>
    <style:style style:name="T32" style:family="text">
      <style:text-properties style:text-line-through-style="none" style:text-line-through-type="none" fo:font-size="12pt" fo:font-weight="normal" officeooo:rsid="00470cbb" style:font-size-asian="10.5pt" style:font-weight-asian="normal" style:font-size-complex="12pt" style:font-weight-complex="normal"/>
    </style:style>
    <style:style style:name="T33" style:family="text">
      <style:text-properties style:text-line-through-style="none" style:text-line-through-type="none" fo:font-size="12pt" fo:font-weight="normal" officeooo:rsid="0048dcf2" style:font-size-asian="10.5pt" style:font-weight-asian="normal" style:font-size-complex="12pt" style:font-weight-complex="normal"/>
    </style:style>
    <style:style style:name="T34" style:family="text">
      <style:text-properties style:text-line-through-style="none" style:text-line-through-type="none" fo:font-size="12pt" fo:font-weight="normal" officeooo:rsid="0048e342" style:font-size-asian="10.5pt" style:font-weight-asian="normal" style:font-size-complex="12pt" style:font-weight-complex="normal"/>
    </style:style>
    <style:style style:name="T35" style:family="text">
      <style:text-properties style:text-line-through-style="none" style:text-line-through-type="none" fo:font-size="12pt" fo:font-weight="normal" officeooo:rsid="004b36b1" style:font-size-asian="10.5pt" style:font-weight-asian="normal" style:font-size-complex="12pt" style:font-weight-complex="normal"/>
    </style:style>
    <style:style style:name="T36" style:family="text">
      <style:text-properties style:text-line-through-style="none" style:text-line-through-type="none" fo:font-size="12pt" fo:font-weight="normal" officeooo:rsid="004d0610" style:font-size-asian="10.5pt" style:font-weight-asian="normal" style:font-size-complex="12pt" style:font-weight-complex="normal"/>
    </style:style>
    <style:style style:name="T37" style:family="text">
      <style:text-properties style:text-line-through-style="none" style:text-line-through-type="none" fo:font-size="12pt" fo:font-weight="normal" officeooo:rsid="004eb60f" style:font-size-asian="10.5pt" style:font-weight-asian="normal" style:font-size-complex="12pt" style:font-weight-complex="normal"/>
    </style:style>
    <style:style style:name="T38" style:family="text">
      <style:text-properties style:text-line-through-style="none" style:text-line-through-type="none" fo:font-size="12pt" fo:font-weight="normal" officeooo:rsid="004f0b9c" style:font-size-asian="10.5pt" style:font-weight-asian="normal" style:font-size-complex="12pt" style:font-weight-complex="normal"/>
    </style:style>
    <style:style style:name="T39" style:family="text">
      <style:text-properties style:text-line-through-style="none" style:text-line-through-type="none" fo:font-size="12pt" fo:font-weight="normal" officeooo:rsid="00515ad4" style:font-size-asian="10.5pt" style:font-weight-asian="normal" style:font-size-complex="12pt" style:font-weight-complex="normal"/>
    </style:style>
    <style:style style:name="T40" style:family="text">
      <style:text-properties style:text-line-through-style="none" style:text-line-through-type="none" fo:font-size="12pt" fo:font-weight="normal" officeooo:rsid="0052d08e" style:font-size-asian="10.5pt" style:font-weight-asian="normal" style:font-size-complex="12pt" style:font-weight-complex="normal"/>
    </style:style>
    <style:style style:name="T41" style:family="text">
      <style:text-properties style:text-line-through-style="none" style:text-line-through-type="none" fo:font-size="12pt" fo:font-weight="normal" officeooo:rsid="00685ee6" style:font-size-asian="10.5pt" style:font-weight-asian="normal" style:font-size-complex="12pt" style:font-weight-complex="normal"/>
    </style:style>
    <style:style style:name="T42" style:family="text">
      <style:text-properties officeooo:rsid="00564761"/>
    </style:style>
    <style:style style:name="T43" style:family="text">
      <style:text-properties officeooo:rsid="00585581"/>
    </style:style>
    <style:style style:name="T44" style:family="text">
      <style:text-properties officeooo:rsid="005b6556"/>
    </style:style>
    <style:style style:name="T45" style:family="text">
      <style:text-properties officeooo:rsid="005e5050"/>
    </style:style>
    <style:style style:name="T46" style:family="text">
      <style:text-properties fo:font-weight="bold" style:font-weight-asian="bold" style:font-weight-complex="bold"/>
    </style:style>
    <style:style style:name="T47" style:family="text">
      <style:text-properties fo:font-weight="bold" officeooo:rsid="001570fe" style:font-weight-asian="bold" style:font-weight-complex="bold"/>
    </style:style>
    <style:style style:name="T48" style:family="text">
      <style:text-properties officeooo:rsid="006655f5"/>
    </style:style>
    <style:style style:name="T49" style:family="text">
      <style:text-properties officeooo:rsid="006a8af0"/>
    </style:style>
    <style:style style:name="T50" style:family="text">
      <style:text-properties officeooo:rsid="006e211c"/>
    </style:style>
    <style:style style:name="T51" style:family="text">
      <style:text-properties officeooo:rsid="007419dc"/>
    </style:style>
    <style:style style:name="T52" style:family="text">
      <style:text-properties officeooo:rsid="00754ec5"/>
    </style:style>
    <style:style style:name="T53" style:family="text">
      <style:text-properties officeooo:rsid="00778596"/>
    </style:style>
    <style:style style:name="T54" style:family="text">
      <style:text-properties officeooo:rsid="007bf662"/>
    </style:style>
    <style:style style:name="T55" style:family="text">
      <style:text-properties officeooo:rsid="0080b50f"/>
    </style:style>
    <style:style style:name="T56" style:family="text">
      <style:text-properties officeooo:rsid="0084096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ALE PER L’USO DI VIRTUAL MACHINE CON SO DEBIAN</text:p>
      <text:p text:style-name="P3">Andoniu Daniel 5°AI</text:p>
      <text:p text:style-name="P3"/>
      <text:p text:style-name="P23"><text:span text:style-name="T47">1</text:span><text:span text:style-name="T46">)Installazione del SO</text:span></text:p>
      <text:p text:style-name="P5"><text:span text:style-name="T1">-</text:span><text:span text:style-name="T3">A seguito della creazione della nostra macchina virtuale tramite l’icona “Nuova”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snapshot” </text:span><text:span text:style-name="T11">(CTRL destro+T)</text:span><text:span text:style-name="T3">. Ossia delle “istantanee” di quel preciso momento della macchina, insieme ai suoi registri e impostazioni. Serve nel caso si vogliano fare certe prove o si commettano errori, si potranno “caricare” questi snapshot e si tornerà al momento del salvataggio. </text:span><text:span text:style-name="T4">Si potrà modificare la grandezza dello schermo, la scheda audio e la rete. Sulla rete si potranno scegliere varie voci, tra le quali:</text:span></text:p>
      <text:p text:style-name="P4"/>
      <text:list xml:id="list815469444" text:style-name="L1">
        <text:list-item>
          <text:p text:style-name="P24">Rete con NAT: Vari pc vengono messi nella stessa rete </text:p>
        </text:list-item>
        <text:list-item>
          <text:p text:style-name="P24">Sceda con Bridge: si crea uno switch virtuale e ci si collegano host(macchina ospitante) e quest (VM)</text:p>
        </text:list-item>
        <text:list-item>
          <text:p text:style-name="P24">Rete interna: crea uno switch virtuale ma non collega il guest alla scheda di rete esterna </text:p>
        </text:list-item>
      </text:list>
      <text:p text:style-name="P6"><text:span text:style-name="T2">-Ora si potrà avviare la VM, lasciandola andare non troverà nessuna impostazione e d</text:span><text:span text:style-name="T5">irà che non riesce a trovare effettivamente qualcosa con cui eseguire il boot. Infatti si dovrà premere il tasto “F12”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7">-Ora una volta che l’avremo avviata richiederà un p</text:span><text:span text:style-name="T8">osto dove cercare l’immagine del SO.<text:line-break/>Per configurare bisognerà premere F12 e ci si ritroverà davanti ad un menù per configurare il SO. In questo caso scegliamo l’expert installation.</text:span></text:p>
      <text:p text:style-name="P6"><text:span text:style-name="T8">-</text:span><text:span text:style-name="T9">La lingua la configuriamo in italiano, </text:span><text:span text:style-name="T10">selezioniamo il “locale” IT_it e IT_iteuro</text:span><text:span text:style-name="T9">con il “locale” definito a ita utf -</text:span><text:span text:style-name="T12">8</text:span><text:span text:style-name="T14">.</text:span></text:p>
      <text:p text:style-name="P7"><text:span text:style-name="T16">Per l</text:span><text:span text:style-name="T14">’</text:span><text:span text:style-name="T13">individuazione della tastiera </text:span><text:span text:style-name="T15">(selezionando la lingua “italiano”)</text:span><text:span text:style-name="T13"> basta premere per far </text:span><text:span text:style-name="T17">in</text:span><text:span text:style-name="T13"> modo che l</text:span><text:span text:style-name="T17">a</text:span><text:span text:style-name="T13"> trovi e l</text:span><text:span text:style-name="T17">a</text:span><text:span text:style-name="T13"> setti come predefinite.</text:span></text:p>
      <text:p text:style-name="P9">Installazione componenti</text:p>
      <text:p text:style-name="P8"><text:span text:style-name="T13">-Nell’istallazione della rete, si lascia decidere l’ip al DHCP e si settano i secondi per il tentativo di connessione col DHCP, in questo caso lo si configura a 3 secondi. </text:span><text:span text:style-name="T18">In seguito verrà chiesto il nome dell’host, si lascia il nome della macchina virtuale. </text:span><text:span text:style-name="T19">Il nome del dominio sarà andoniu.intra</text:span><text:span text:style-name="T20">. E’ stato scelto .intra perché la IANA non vende ancora domini di questo tipo e di conseguenza non ci saranno intralci.</text:span></text:p>
      <text:p text:style-name="P8"><text:span text:style-name="T20">-</text:span><text:span text:style-name="T21">Per la scelta del server di Debian per scaricare i programmi e gli aggiornamenti si sceglie il protocollo HTTP </text:span><text:span text:style-name="T22">e mirror : </text:span><text:a xlink:type="simple" xlink:href="ftp://ftp.it.debian.org/" text:style-name="Internet_20_link" text:visited-style-name="Visited_20_Internet_20_Link"><text:span text:style-name="T22">ftp.it.debian.org</text:span></text:a><text:span text:style-name="T22">. </text:span><text:span text:style-name="T31">Se c’è un server dove è possibile scaricare i pacchetti di aggiornamento inserire il proxy.</text:span></text:p>
      <text:p text:style-name="P8"><text:span text:style-name="T13">-</text:span><text:span text:style-name="T23">La scelta dell’utente implica innanzitutto </text:span><text:span text:style-name="T25">il</text:span><text:span text:style-name="T23"> voler o no abilitare la shadow password. Essa consiste nel mettere la password in un file diverso da quello del nome dell’utente. </text:span><text:span text:style-name="T24">In questo caso scegliamo di SI. </text:span><text:span text:style-name="T26">Come nome utente in questo caso mettiamo “</text:span><text:span text:style-name="T41">U</text:span><text:span text:style-name="T26">tente </text:span><text:span text:style-name="T41">D</text:span><text:span text:style-name="T26">i </text:span><text:span text:style-name="T41">S</text:span><text:span text:style-name="T26">ervizio” e come “nick” mettiamo “uds”. Infine scegliamo e confermiamo la password.</text:span></text:p>
      <text:p text:style-name="P8"><text:span text:style-name="T26">-</text:span><text:span text:style-name="T27">Per configurare l’ora ci richiederà le informazioni della lingua scelte prima. </text:span><text:span text:style-name="T28">Lasciamo il server NTP predefinito, e scegliamo la fascia oraria “Europe/Rome” </text:span><text:span text:style-name="T29">in quanto la UTC </text:span><text:span text:style-name="T30">è si usata nel nostro paese, ma è la UTC+1 d’estate e la UTC+2 in inverno.</text:span></text:p>
      <text:p text:style-name="P8"><text:soft-page-break/><text:span text:style-name="T30">-</text:span><text:span text:style-name="T32">Per partizionare i dischi </text:span><text:span text:style-name="T33">scegliamo l’opzione “SCS13”. </text:span><text:span text:style-name="T34">Alla domanda della creazione della tabella si risponda SI. </text:span><text:span text:style-name="T35">Per il tipo di partizionamento si scelga msdos. </text:span><text:span text:style-name="T36">Si selezioni la partizione appena creata e si scelga “creare una nuova partizione”</text:span></text:p>
      <text:p text:style-name="P21"><text:span text:style-name="T36">Q</text:span><text:span text:style-name="T13">uesta sarà primaria da 4GB, </text:span><text:span text:style-name="T39">punto di mount sarà la root</text:span><text:span text:style-name="T36"> </text:span><text:span text:style-name="T37">punto di mount mettiamo la root, </text:span><text:span text:style-name="T38">opzioni di mount saranno “discard” e “noatime”. </text:span><text:span text:style-name="T40">L’etichetta sarà linuxroot e attiviamo il flag avviabile.</text:span></text:p>
      <text:p text:style-name="P22"><text:span text:style-name="T40">C</text:span><text:span text:style-name="T13">reiamo una seconda partizione da 300MB che sarà usata come area di swap.</text:span></text:p>
      <text:p text:style-name="P10">-<text:span text:style-name="T42">Ora installiamo il </text:span>Sistema di base, <text:span text:style-name="T42">premiamo e partirà l’installazione. Alla richiesta del kernel scegliamo “linux image amd” perché la versione soprà potrebbe avere qualche problema stabilità. Scegliamo i driver generici e concludiamo.</text:span></text:p>
      <text:p text:style-name="P10">-<text:span text:style-name="T43">Per configurare il gestore di pacchetti, alla richiesta di analizzare altri CD/DVD si scelga NO. Se si è scaricata la versione ultraleggera della iso e non si dispone di un server per gli aggiornamenti alla domanda del se usare un mirror di rete si risponda di SI, altrimenti si risponda di NO. Si lascino gli aggiornamenti di sicurezza predefiniti.</text:span></text:p>
      <text:p text:style-name="P10">-<text:span text:style-name="T44">Selezione e installazione del software: alla domanda degli aggiornamenti automatici si scelga di non farli, così come non partecipare alla raccolta dati sull’uso dei pacchetti.</text:span></text:p>
      <text:p text:style-name="P11">-<text:span text:style-name="T49">Installare il boot loader GRUB</text:span>: <text:span text:style-name="T45">in quest’ultimo passaggio alla domanda dell’installare il boot loader GRUB su un disco si risponda di SI dal /dev/sda, in quanto serve a selezionare quale SO avviare. E si scelga di NO sull’opzione della forzatura di quest’ultima sul dispositivo rimovibile EFI.</text:span></text:p>
      <text:p text:style-name="P12">Ora si termini l’installazione.</text:p>
      <text:p text:style-name="P19">2)Configurazione</text:p>
      <text:p text:style-name="P13">-<text:span text:style-name="T48">Una volta avviato il SO si faccia il login.</text:span></text:p>
      <text:p text:style-name="P14">Per iniziare ad installare bisogna andare in superuser digitando il comando “<text:span text:style-name="T46">su -” </text:span>e inserendo la password.</text:p>
      <text:p text:style-name="P15">Ora installiamo “sudo”= super user do tramite il comando “apt install”, per installare fare “apt install sudo”.</text:p>
      <text:p text:style-name="P15">-<text:span text:style-name="T50">Ora però abbiamo bisogno di un gestore di login e di un sistema grafico, e visto che ci siamo installiamo pure il browser. Usando il solito comando “apt install” questa volta si scriva “lightdm mate firefox-esr”. Finita l’installazione per utilizzare firefox in italiano si digiti “apt install firefox-esr-l10n-it”. Ora che l’installazione è finita bisogna riavviare la macchina per poter vedere le modifiche grafiche, si digiti “/etc/init.d/lightdm restart”. Una volta avvenuto il riavvio ci si troverà davanti la GUI installata precedentemente.</text:span></text:p>
      <text:p text:style-name="P15"/>
      <text:p text:style-name="P20">3)Configurazione Router</text:p>
      <text:p text:style-name="P16">-Per questa parte utilizzeremo “m0n0wall” come software per il nostro router.</text:p>
      <text:p text:style-name="P17">Andando nella schermata di creazione di una nuova macchina si scelga “BSD” come tipo di SO e versione si scelga “BSD 32 bit”,<text:span text:style-name="T51">si scelga un nome</text:span> e si impostino 128 MB di RAM e 64 MB di memoria.</text:p>
      <text:p text:style-name="P18">-<text:span text:style-name="T52">Per poter usare l’immagine .iso di m0n0wall una volta creata la macchina si vada su “impostazioni→Archiviazione” e si premendo sul disco “vuoto” e poi sulla stessa immagine alla destra si scelga la iso desiderata.</text:span></text:p>
      <text:p text:style-name="P17">-<text:span text:style-name="T53">Ora avviando la macchina si prema il solito tasto “F12” per fare il boot e in seguito si prema “c” per avviare il boot dall’iso messa in precedenza. Ora che si è avviata si prema “7” per far partire l’installazione.</text:span></text:p>
      <text:p text:style-name="P17">-<text:span text:style-name="T54">Una volta finita l’installazione si spenga la macchina e si vada nel menù visitato in precedenza. Premendo di nuovo sul disco sulla destra si scelga “Rimuovi disco dal lettore virtuale” per togliere la iso.</text:span></text:p>
      <text:p text:style-name="P17">-<text:span text:style-name="T55">Ora bisogna configurare le schede di rete. Si vada su “Impostazioni → Rete”, ora sulla scheda 1 si metta nell’opzione “connessa a” la voce “scheda con bridge”. La scheda 2 invece innanzitutto la abilitiamo e poi mettiamo la voce “rete interna” e diamogli il nome di “LAN”. Per concludere si </text:span><text:soft-page-break/><text:span text:style-name="T55">vada sulla scheda 3 e anche qua si scelga “rete interna” e come nome questa volta si dovrà mettere “DMZ”.</text:span></text:p>
      <text:p text:style-name="P17">-<text:span text:style-name="T56">Ora però bisogna configurarle, avviate il router e selezionate la voce “Interfaces: assign netwok ports”, vi chiederà se volete configurare delle VLAN, in questo caso scegliete no. Bisognerà scegliere l’interfaccia LAN, la macchina rileverà 3 interfacce valide (nel caso ve ne segni di meno controllate il punto precedente), le chiamerà “em0/1/2”, per capire quale interfaccia è quella giusta tornate nel menù dove abbiamo configurato le schede e premete sulle “avanzate”. Ora controllate le ultime cifre dell’indirizzo MAC e confrontatele con quelle presenti. Ora scegliete quella che abbiamo chiamato “LAN”. Per la WAN invece scegliete quella che abbiamo configurato come “connessa a scheda con bridge”. Infine nella opzionale mettete quella denominata “DMZ”. Il router si riavvierà con le configurazioni appena immess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a4e86" officeooo:paragraph-rsid="004a4e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19-10-09T17:23:42.397000000</dc:date>
    <meta:editing-duration>PT4H30M57S</meta:editing-duration>
    <meta:editing-cycles>100</meta:editing-cycles>
    <meta:generator>LibreOffice/6.3.1.2$Windows_X86_64 LibreOffice_project/b79626edf0065ac373bd1df5c28bd630b4424273</meta:generator>
    <meta:document-statistic meta:table-count="0" meta:image-count="0" meta:object-count="0" meta:page-count="3" meta:paragraph-count="36" meta:word-count="1292" meta:character-count="8027" meta:non-whitespace-character-count="6772"/>
  </office:meta>
</office:document-meta>
</file>